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swiss" style:font-pitch="variable"/>
  </office:font-face-decls>
  <office:automatic-styles>
    <style:style style:name="P1" style:family="paragraph" style:parent-style-name="Heading_20_2">
      <style:paragraph-properties fo:text-align="center" style:justify-single-word="false"/>
      <style:text-properties style:font-name="Source Sans Pro" fo:language="en" fo:country="US" officeooo:rsid="00057c78" officeooo:paragraph-rsid="00057c78"/>
    </style:style>
    <style:style style:name="P2" style:family="paragraph" style:parent-style-name="Text_20_body">
      <style:paragraph-properties fo:text-align="justify" style:justify-single-word="false"/>
      <style:text-properties style:font-name="Source Sans Pro" fo:language="en" fo:country="US" officeooo:rsid="00057c78" officeooo:paragraph-rsid="00057c78"/>
    </style:style>
    <style:style style:name="P3" style:family="paragraph" style:parent-style-name="Text_20_body">
      <style:paragraph-properties fo:text-align="justify" style:justify-single-word="false"/>
      <style:text-properties style:font-name="Source Sans Pro" fo:language="en" fo:country="US" officeooo:rsid="000588c8" officeooo:paragraph-rsid="000588c8"/>
    </style:style>
    <style:style style:name="P4" style:family="paragraph" style:parent-style-name="Text_20_body">
      <style:paragraph-properties fo:margin-left="2.501cm" fo:text-align="justify" style:justify-single-word="false" fo:text-indent="0cm" style:auto-text-indent="false"/>
      <style:text-properties style:font-name="Source Sans Pro" officeooo:paragraph-rsid="000588c8"/>
    </style:style>
    <style:style style:name="P5" style:family="paragraph" style:parent-style-name="Text_20_body">
      <style:paragraph-properties fo:margin-left="2.501cm" fo:margin-right="0cm" fo:text-indent="0cm" style:auto-text-indent="false"/>
      <style:text-properties style:font-name="Source Sans Pro"/>
    </style:style>
    <style:style style:name="P6" style:family="paragraph" style:parent-style-name="Text_20_body">
      <style:paragraph-properties fo:margin-left="0cm" fo:margin-right="0cm" fo:text-indent="0cm" style:auto-text-indent="false"/>
      <style:text-properties style:font-name="Source Sans Pro" officeooo:paragraph-rsid="0009f88b"/>
    </style:style>
    <style:style style:name="P7" style:family="paragraph" style:parent-style-name="Text_20_body">
      <style:paragraph-properties fo:margin-left="2.501cm" fo:margin-right="0cm" fo:text-align="justify" style:justify-single-word="false" fo:text-indent="0cm" style:auto-text-indent="false"/>
      <style:text-properties style:font-name="Source Sans Pro" officeooo:paragraph-rsid="0009f88b"/>
    </style:style>
    <style:style style:name="P8" style:family="paragraph" style:parent-style-name="Text_20_body">
      <style:paragraph-properties fo:margin-left="2.501cm" fo:text-align="justify" style:justify-single-word="false" fo:text-indent="0cm" style:auto-text-indent="false"/>
      <style:text-properties style:font-name="Source Sans Pro"/>
    </style:style>
    <style:style style:name="P9" style:family="paragraph" style:parent-style-name="Text_20_body">
      <style:paragraph-properties fo:margin-left="0cm" fo:margin-right="0cm" fo:text-align="justify" style:justify-single-word="false" fo:text-indent="0cm" style:auto-text-indent="false"/>
      <style:text-properties style:font-name="Source Sans Pro" officeooo:paragraph-rsid="000a87e2"/>
    </style:style>
    <style:style style:name="P10" style:family="paragraph" style:parent-style-name="Text_20_body">
      <style:paragraph-properties fo:margin-left="2.501cm" fo:margin-right="0cm" fo:text-align="justify" style:justify-single-word="false" fo:text-indent="0cm" style:auto-text-indent="false"/>
      <style:text-properties style:font-name="Source Sans Pro" officeooo:paragraph-rsid="000a87e2"/>
    </style:style>
    <style:style style:name="P11" style:family="paragraph" style:parent-style-name="Text_20_body">
      <style:paragraph-properties fo:margin-left="2.501cm" fo:text-align="justify" style:justify-single-word="false" fo:text-indent="0cm" style:auto-text-indent="false"/>
      <style:text-properties style:font-name="Source Sans Pro" fo:language="en" fo:country="US" officeooo:rsid="000588c8" officeooo:paragraph-rsid="000588c8"/>
    </style:style>
    <style:style style:name="T1" style:family="text">
      <style:text-properties fo:language="en" fo:country="US" officeooo:rsid="000588c8"/>
    </style:style>
    <style:style style:name="T2" style:family="text">
      <style:text-properties fo:language="en" fo:country="US" fo:font-weight="bold" officeooo:rsid="000588c8"/>
    </style:style>
    <style:style style:name="T3" style:family="text">
      <style:text-properties fo:language="la" fo:country="VA" fo:font-style="italic" officeooo:rsid="000588c8"/>
    </style:style>
    <style:style style:name="T4" style:family="text">
      <style:text-properties officeooo:rsid="0009f88b"/>
    </style:style>
    <style:style style:name="T5" style:family="text">
      <style:text-properties officeooo:rsid="000a87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s it alive? Is it dead? What if its both?</text:h>
      <text:p text:style-name="P2">Found this most interesting article, that I felt I had to share. No its not about data science, AI or Statistics. Instead its about biology, specifically about a class of microscopic animals called rotifers.</text:p>
      <text:p text:style-name="P3">From Wikipedia:</text:p>
      <text:p text:style-name="P4"><text:span text:style-name="T1">The </text:span><text:span text:style-name="T2">rotifers</text:span><text:span text:style-name="T1"> (… from Latin </text:span><text:span text:style-name="T3">rota</text:span><text:span text:style-name="T1"> 'wheel' and </text:span><text:span text:style-name="T3">-fer</text:span><text:span text:style-name="T1"> 'bearing'), sometimes called </text:span><text:span text:style-name="T2">wheel animals</text:span><text:span text:style-name="T1"> or </text:span><text:span text:style-name="T2">wheel animalcules</text:span><text:span text:style-name="T1">, make up a phylum (</text:span><text:span text:style-name="T2">Rotifera</text:span><text:span text:style-name="T1">) of microscopic and near-microscopic animals. </text:span></text:p>
      <text:p text:style-name="P5">Most rotifers are around 0.1–0.5 mm (0.0039–0.0197 in) long and are common in freshwater environments throughout the world with a few saltwater species.</text:p>
      <text:p text:style-name="P6"><text:span text:style-name="T4">I</text:span>n the late 1600s, self-made scientist Antonie van Leeuwenhoek <text:span text:style-name="T4">was one of the first scientists to glimpse these creatures.</text:span></text:p>
      <text:p text:style-name="P7"><text:span text:style-name="T4">[Rotifers]</text:span> live in watery environments throughout the globe … . But van Leeuwenhoek wasn’t satisfied just watching them. He decided to test these ubiquitous animals’ limits. He wanted to see what would happen to them when their surrounding aqueous environment dried up.</text:p>
      <text:p text:style-name="P8">… when he dried out rotifers, they each contracted into a shrunken, wrinkled oval, now called a “tun” or “xerosome.”</text:p>
      <text:p text:style-name="P9">What van Leeuwenhoek discovered next went beyond anything he could have imagined:</text:p>
      <text:p text:style-name="P10">After adding water to a glass tube that contained dried sediment and rotifer tuns he’d collected from a rain gutter, van Leeuwenhoek watched in wonder through his homemade microscope as rotifers came back to life.</text:p>
      <text:p text:style-name="P9">According to University of California, Davis philosophy professor Cody Gilmore,</text:p>
      <text:p text:style-name="P10">van Leeuwenhoek’s observations presented a philosophical paradox beyond the biological questions they raised concerning desiccation and survival. Consider those newly identified rotifers in van Leeuwenhoek’s dried gutter sediment that apparently came back to life. The tuns, <text:span text:style-name="T5">[</text:span>...<text:span text:style-name="T5">]</text:span> showed no signs of living—no movement or activity or perceptible change for days, potentially weeks. Were the animals technically dead? Were they, in tun form, actually still alive but dormant, like a mammal in hibernation? Or were they in some kind of liminal, in-between state? An underlying assumption held by most people, including biologists and philosophers today, is that organisms are either alive or dead. Gilmore notes that the paradox lies in maintaining the possibility of such a binary proposition in the face of rotifers and other extremophiles that seem to occupy such a third state as they await reanimation.</text:p>
      <text:p text:style-name="P11"><text:a xlink:type="simple" xlink:href="https://nautil.us/the-animals-that-exist-between-life-and-death-1202592/" text:style-name="Internet_20_link" text:visited-style-name="Visited_20_Internet_20_Link">https://nautil.us/the-animals-that-exist-between-life-and-death-120259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6T23:10:01.753492804</meta:creation-date>
    <dc:date>2025-05-18T21:14:25.455091422</dc:date>
    <meta:editing-duration>PT49M27S</meta:editing-duration>
    <meta:editing-cycles>6</meta:editing-cycles>
    <meta:generator>LibreOffice/25.2.2.2$Linux_X86_64 LibreOffice_project/520$Build-2</meta:generator>
    <meta:document-statistic meta:table-count="0" meta:image-count="0" meta:object-count="0" meta:page-count="1" meta:paragraph-count="13" meta:word-count="375" meta:character-count="2460" meta:non-whitespace-character-count="2100"/>
  </office:meta>
</office:document-meta>
</file>